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-BoldMT" svg:font-family="Arial-BoldMT"/>
    <style:font-face style:name="Open Sans" svg:font-family="'Open Sans', Sans, 'DejaVu Sans', sans-serif, Arial"/>
    <style:font-face style:name="OpenSymbol" svg:font-family="OpenSymbol"/>
    <style:font-face style:name="Tahoma1" svg:font-family="Tahoma"/>
    <style:font-face style:name="ArialMT" svg:font-family="ArialMT" style:font-family-generic="swiss"/>
    <style:font-face style:name="Titillium Web" svg:font-family="'Titillium Web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45cm" fo:text-align="start" style:justify-single-word="false" fo:text-indent="0cm" style:auto-text-indent="false"/>
      <style:text-properties fo:font-variant="normal" fo:text-transform="none" fo:color="#141823" style:font-name="Arimo" fo:font-size="10pt" fo:letter-spacing="normal" fo:font-style="normal" fo:font-weight="normal" style:font-size-asian="10pt" style:font-size-complex="10pt"/>
    </style:style>
    <style:style style:name="P2" style:family="paragraph" style:parent-style-name="Standard">
      <style:paragraph-properties fo:margin-left="0cm" fo:margin-right="0cm" style:line-height-at-least="0.45cm" fo:text-align="start" style:justify-single-word="false" fo:text-indent="0cm" style:auto-text-indent="false"/>
      <style:text-properties fo:font-variant="normal" fo:text-transform="none" fo:color="#141823" style:font-name="Arimo" fo:font-size="10pt" fo:letter-spacing="normal" fo:font-style="normal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style:line-height-at-least="0.45cm" fo:text-align="start" style:justify-single-word="false" fo:text-indent="0cm" style:auto-text-indent="false"/>
      <style:text-properties fo:font-variant="normal" fo:text-transform="none" fo:color="#141823" style:font-name="Arimo" fo:font-size="10pt" fo:letter-spacing="normal" fo:font-style="normal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left="0cm" fo:margin-right="0cm" style:line-height-at-least="0.45cm" fo:text-align="start" style:justify-single-word="false" fo:text-indent="0cm" style:auto-text-indent="false"/>
      <style:text-properties fo:font-variant="normal" fo:text-transform="none" fo:color="#141823" style:font-name="Arimo" fo:font-size="10pt" fo:letter-spacing="normal" fo:font-style="normal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left="0cm" fo:margin-right="0cm" style:line-height-at-least="0.45cm" fo:text-align="start" style:justify-single-word="false" fo:text-indent="0cm" style:auto-text-indent="false"/>
      <style:text-properties style:font-name="Arimo" fo:font-size="10pt" style:font-size-asian="10pt" style:font-size-complex="10pt"/>
    </style:style>
    <style:style style:name="P6" style:family="paragraph" style:parent-style-name="Standard" style:list-style-name="L4">
      <style:paragraph-properties fo:margin-left="0cm" fo:margin-right="0cm" style:line-height-at-least="0.45cm" fo:text-align="start" style:justify-single-word="false" fo:text-indent="0cm" style:auto-text-indent="false"/>
      <style:text-properties style:font-name="Arimo" fo:font-size="10pt" style:font-size-asian="10pt" style:font-size-complex="10pt"/>
    </style:style>
    <style:style style:name="P7" style:family="paragraph" style:parent-style-name="Standard">
      <style:paragraph-properties fo:margin-left="0cm" fo:margin-right="0cm" style:line-height-at-least="0.45cm" fo:text-align="start" style:justify-single-word="false" fo:text-indent="0cm" style:auto-text-indent="false"/>
      <style:text-properties style:font-name="Arimo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style:line-height-at-least="0.45cm" fo:text-align="start" style:justify-single-word="false" fo:text-indent="0cm" style:auto-text-indent="false"/>
      <style:text-properties style:font-name="Arimo" fo:font-size="10pt" fo:font-weight="bold" style:font-name-asian="Arial-BoldMT" style:font-size-asian="10pt" style:font-weight-asian="bold" style:font-name-complex="Arial-BoldMT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mo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mo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Arimo" fo:font-size="10pt" style:font-name-asian="ArialMT" style:font-size-asian="10pt" style:font-name-complex="ArialMT" style:font-size-complex="10pt"/>
    </style:style>
    <style:style style:name="P12" style:family="paragraph" style:parent-style-name="Standard" style:list-style-name="L1">
      <style:paragraph-properties fo:text-align="start" style:justify-single-word="false" style:text-autospace="none"/>
      <style:text-properties style:font-name="Arimo" fo:font-size="10pt" style:font-name-asian="ArialMT" style:font-size-asian="10pt" style:font-name-complex="ArialMT" style:font-size-complex="10pt"/>
    </style:style>
    <style:style style:name="P13" style:family="paragraph" style:parent-style-name="Standard" style:list-style-name="L2">
      <style:paragraph-properties fo:text-align="start" style:justify-single-word="false" style:text-autospace="none"/>
      <style:text-properties style:font-name="Arimo" fo:font-size="10pt" style:font-name-asian="ArialMT" style:font-size-asian="10pt" style:font-name-complex="ArialMT" style:font-size-complex="10pt"/>
    </style:style>
    <style:style style:name="P14" style:family="paragraph" style:parent-style-name="Standard" style:list-style-name="L3">
      <style:paragraph-properties fo:text-align="start" style:justify-single-word="false" style:text-autospace="none"/>
      <style:text-properties style:font-name="Arimo" fo:font-size="10pt" style:font-name-asian="ArialMT" style:font-size-asian="10pt" style:font-name-complex="ArialMT" style:font-size-complex="10pt"/>
    </style:style>
    <style:style style:name="P15" style:family="paragraph" style:parent-style-name="Standard">
      <style:paragraph-properties style:text-autospace="none"/>
      <style:text-properties style:font-name="Arimo" fo:font-size="10pt" style:font-name-asian="ArialMT" style:font-size-asian="10pt" style:font-name-complex="ArialMT" style:font-size-complex="10pt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Arimo" fo:font-size="10pt" style:font-name-asian="Arial-BoldMT" style:font-size-asian="10pt" style:font-name-complex="Arial-BoldMT" style:font-size-complex="10pt"/>
    </style:style>
    <style:style style:name="T1" style:family="text">
      <style:text-properties fo:font-variant="normal" fo:text-transform="none" fo:color="#141823" fo:letter-spacing="normal" fo:font-style="normal"/>
    </style:style>
    <style:style style:name="T2" style:family="text">
      <style:text-properties fo:font-variant="normal" fo:text-transform="none" fo:color="#141823" fo:letter-spacing="normal" fo:font-style="normal" fo:font-weight="normal"/>
    </style:style>
    <style:style style:name="T3" style:family="text">
      <style:text-properties fo:font-variant="normal" fo:text-transform="none" fo:color="#141823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141823" fo:letter-spacing="normal" fo:font-style="normal" fo:font-weight="normal" style:font-name-asian="ArialMT" style:font-weight-asian="normal" style:font-name-complex="ArialMT" style:font-weight-complex="normal"/>
    </style:style>
    <style:style style:name="T5" style:family="text">
      <style:text-properties fo:font-variant="normal" fo:text-transform="none" fo:color="#141823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141823" fo:letter-spacing="normal" fo:font-style="normal" style:font-name-asian="ArialMT" style:font-name-complex="ArialMT"/>
    </style:style>
    <style:style style:name="T7" style:family="text">
      <style:text-properties fo:font-variant="normal" fo:text-transform="none" fo:color="#141823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variant="normal" fo:text-transform="none" fo:color="#141823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fo:font-variant="normal" fo:text-transform="none" fo:color="#141823" fo:letter-spacing="normal" fo:font-style="normal" style:text-underline-style="none" fo:font-weight="normal" style:font-weight-asian="normal" style:font-weight-complex="normal"/>
    </style:style>
    <style:style style:name="T10" style:family="text">
      <style:text-properties fo:font-variant="normal" fo:text-transform="none" style:use-window-font-color="true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style:use-window-font-color="true" fo:letter-spacing="normal" fo:font-style="normal"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-asian="ArialMT" style:font-name-complex="ArialM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4">WARUM – warum macht das spiel spaß?</text:span></text:p>
      <text:p text:style-name="P1">beim spielen versetzt man sich in den player und erlebt die herausforderungen mit ihm.<text:line-break/></text:p>
      <text:p text:style-name="P5"><text:span text:style-name="T3">eine einfache steuerung in der welt (</text:span><text:span text:style-name="T2">nicht level) lässt sich schnell automatisieren damit man möglichst früh ins spiel abtaucht. <text:line-break/><text:line-break/><text:line-break/></text:span><text:span text:style-name="T7">WIE – interaktivität<text:line-break/></text:span><text:span text:style-name="T9">um dem verglühen zu entgehen ist man ständig auf der suche nach <text:s/>holz welches man verzerrt um sein leben zu verlängern. </text:span><text:span text:style-name="T8"><text:line-break/></text:span></text:p>
      <text:p text:style-name="P7"><text:span text:style-name="T1">mit den pfeiltasten steuert man den player durch das level. die pfeiltasten links und rechts sind zum laufen, pfeiltaste nach oben zum springen und mit der esc-taste geht man zurück ins menü. <text:line-break/><text:line-break/><text:line-break/></text:span><text:span text:style-name="T7">WAS – spieleigenschaften</text:span></text:p>
      <text:p text:style-name="P2">spielname<text:tab/><text:tab/>- save the light<text:line-break/>genre<text:tab/><text:tab/><text:tab/>- jump'n'run</text:p>
      <text:p text:style-name="P2">medium<text:tab/><text:tab/>- desktop</text:p>
      <text:p text:style-name="P2">auflösung<text:tab/><text:tab/>- 800 x 520<text:line-break/><text:line-break/></text:p>
      <text:p text:style-name="P3">WOMIT - programme</text:p>
      <text:p text:style-name="P5"><text:span text:style-name="T5">libgdx</text:span></text:p>
      <text:list xml:id="list9097455656902805091" text:style-name="L4">
        <text:list-header>
          <text:p text:style-name="P6"><text:a xlink:type="simple" xlink:href="http://libgdx.badlogicgames.com/index.html" text:style-name="Internet_20_link" text:visited-style-name="Visited_20_Internet_20_Link"><text:span text:style-name="T10">http://libgdx.badlogicgames.com/</text:span></text:a></text:p>
          <text:p text:style-name="P6"><text:span text:style-name="T10">game development framework<text:line-break/><text:line-break/></text:span><text:span text:style-name="T11">blender</text:span></text:p>
          <text:p text:style-name="P6"><text:a xlink:type="simple" xlink:href="http://www.blender.org/" text:style-name="Internet_20_link" text:visited-style-name="Visited_20_Internet_20_Link"><text:span text:style-name="T10">http://www.blender.org/</text:span></text:a></text:p>
          <text:p text:style-name="P6"><text:span text:style-name="T10">animationen des players<text:line-break/></text:span></text:p>
        </text:list-header>
      </text:list>
      <text:p text:style-name="P4">spritesheetpacker</text:p>
      <text:p text:style-name="P4"><text:a xlink:type="simple" xlink:href="https://spritesheetpacker.codeplex.com/" text:style-name="Internet_20_link" text:visited-style-name="Visited_20_Internet_20_Link"><text:span text:style-name="T15">https://spritesheetpacker.codeplex.com/</text:span></text:a></text:p>
      <text:p text:style-name="P4"><text:span text:style-name="T15">einzellbilder zu einem sprite zusammen<text:line-break/></text:span></text:p>
      <text:p text:style-name="P4">tiled</text:p>
      <text:p text:style-name="P4"><text:a xlink:type="simple" xlink:href="http://www.mapeditor.org/" text:style-name="Internet_20_link" text:visited-style-name="Visited_20_Internet_20_Link"><text:span text:style-name="T15">http://www.mapeditor.org/</text:span></text:a></text:p>
      <text:p text:style-name="P2">map editor</text:p>
      <text:p text:style-name="P2"><text:line-break/></text:p>
      <text:p text:style-name="P3">WER – arbeitsaufteilung</text:p>
      <text:p text:style-name="P2">nokolaj<text:tab/><text:tab/>- spielprogrammierung</text:p>
      <text:p text:style-name="P2">johannes<text:tab/>- menüprogrammierung</text:p>
      <text:p text:style-name="P2">jonny<text:tab/><text:tab/>- leveldesign und sound</text:p>
      <text:p text:style-name="P2">artur<text:tab/><text:tab/>- characterdesign und animation</text:p>
      <text:p text:style-name="P2"/>
      <text:p text:style-name="P2"/>
      <text:p text:style-name="P2"/>
      <text:p text:style-name="P2"/>
      <text:p text:style-name="P2"/>
      <text:p text:style-name="P3">WIE – projektablauf</text:p>
      <text:p text:style-name="P4"/>
      <text:p text:style-name="P8"><text:span text:style-name="T1">DEVELOPEMENT </text:span><text:span text:style-name="T4">–</text:span><text:span text:style-name="T6"> </text:span><text:span text:style-name="T4">entwicklungsphase</text:span></text:p>
      <text:list xml:id="list8800482246069045814" text:style-name="L3">
        <text:list-item>
          <text:p text:style-name="P14">ideenfindung</text:p>
        </text:list-item>
        <text:list-item>
          <text:p text:style-name="P14">elemente und spielregeln festlegen</text:p>
        </text:list-item>
        <text:list-item>
          <text:p text:style-name="P14">player entwerfen</text:p>
        </text:list-item>
        <text:list-item>
          <text:p text:style-name="P14">level entwerfen<text:line-break/></text:p>
        </text:list-item>
      </text:list>
      <text:p text:style-name="P16"><text:span text:style-name="T12">PRODUCTION </text:span><text:span text:style-name="T15">– realisieurng </text:span></text:p>
      <text:list xml:id="list5580182595971814982" text:style-name="L2">
        <text:list-item>
          <text:p text:style-name="P13">player animieren</text:p>
          <text:list>
            <text:list-item>
              <text:p text:style-name="P13">einzellbilder rendern</text:p>
            </text:list-item>
            <text:list-item>
              <text:p text:style-name="P13">sprite erstellen</text:p>
            </text:list-item>
          </text:list>
        </text:list-item>
      </text:list>
      <text:p text:style-name="P11"/>
      <text:list xml:id="list34469936" text:continue-numbering="true" text:style-name="L2">
        <text:list-item>
          <text:p text:style-name="P13">level bauen</text:p>
          <text:list>
            <text:list-item>
              <text:p text:style-name="P13">tiles malen</text:p>
            </text:list-item>
            <text:list-item>
              <text:p text:style-name="P13">level aufbauen</text:p>
            </text:list-item>
            <text:list-item>
              <text:p text:style-name="P13">exportieren</text:p>
            </text:list-item>
          </text:list>
        </text:list-item>
      </text:list>
      <text:p text:style-name="P11"/>
      <text:list xml:id="list34457753" text:continue-numbering="true" text:style-name="L2">
        <text:list-item>
          <text:p text:style-name="P13">programmierung</text:p>
          <text:list>
            <text:list-item>
              <text:p text:style-name="P13">kollision</text:p>
            </text:list-item>
            <text:list-item>
              <text:p text:style-name="P13">steuerung</text:p>
            </text:list-item>
            <text:list-item>
              <text:p text:style-name="P13">physik</text:p>
            </text:list-item>
            <text:list-item>
              <text:p text:style-name="P13">menü</text:p>
            </text:list-item>
          </text:list>
        </text:list-item>
      </text:list>
      <text:p text:style-name="P11"><text:line-break/></text:p>
      <text:p text:style-name="P16"><text:span text:style-name="T12">POST PRODUCTION </text:span><text:span text:style-name="T13">– feinschliff und abschluss</text:span></text:p>
      <text:list xml:id="list4901739943106561470" text:style-name="L1">
        <text:list-item>
          <text:p text:style-name="P12">musik/ton</text:p>
        </text:list-item>
        <text:list-item>
          <text:p text:style-name="P12">credits</text:p>
          <text:list>
            <text:list-item>
              <text:p text:style-name="P12">gamejam 2015</text:p>
            </text:list-item>
            <text:list-item>
              <text:p text:style-name="P12">teammitglieder</text:p>
            </text:list-item>
          </text:list>
        </text:list-item>
        <text:list-item>
          <text:p text:style-name="P12">als .exe exportieren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-BoldMT" svg:font-family="Arial-BoldMT"/>
    <style:font-face style:name="Open Sans" svg:font-family="'Open Sans', Sans, 'DejaVu Sans', sans-serif, Arial"/>
    <style:font-face style:name="OpenSymbol" svg:font-family="OpenSymbol"/>
    <style:font-face style:name="Tahoma1" svg:font-family="Tahoma"/>
    <style:font-face style:name="ArialMT" svg:font-family="ArialMT" style:font-family-generic="swiss"/>
    <style:font-face style:name="Titillium Web" svg:font-family="'Titillium Web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mo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4818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AVE THE LIGHT – GAMEKONZEP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4M57S</meta:editing-duration>
    <meta:editing-cycles>31</meta:editing-cycles>
    <meta:generator>OpenOffice/4.1.0$Win32 OpenOffice.org_project/410m18$Build-9764</meta:generator>
    <dc:date>2015-02-26T14:30:00.67</dc:date>
    <meta:document-statistic meta:table-count="0" meta:image-count="0" meta:object-count="0" meta:page-count="1" meta:paragraph-count="52" meta:word-count="239" meta:character-count="1606"/>
    <meta:user-defined meta:name="Info 1"/>
    <meta:user-defined meta:name="Info 2"/>
    <meta:user-defined meta:name="Info 3"/>
    <meta:user-defined meta:name="Info 4"/>
  </office:meta>
</office:document-meta>
</file>